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0in" text:min-label-width="0.4in"/>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office:automatic-styles>
  <office:body>
    <office:text>
      <text:p text:style-name="Title">Pattern Matcher</text:p>
      <text:p text:style-name="Text_20_body">overview.rst graph-rewrite.rst</text:p>
      <text:p text:style-name="Text_20_body">The nGraph Compiler is an optimizing compiler. As such, it provides a way to capture a given function graph and perform a series of optimization passes over that graph. The result is a semantically-equivalent graph that, when executed using any backend &lt;../../backends/index&gt;, has optimizations inherent at the hardware level: superior runtime characteristics to increase training performance or reduce inference latency.</text:p>
      <text:p text:style-name="Text_20_body"><text:span text:style-name="Source_Text">ngraph::pattern::Matcher</text:span><text:span text:style-name="T1"> compares two graphs</text:span></text:p>
      <text:p text:style-name="Text_20_body">ngraph::pattern::Matcher</text:p>
      <text:h text:style-name="Heading_20_1" text:outline-level="1">Fusion</text:h>
      <text:p text:style-name="First_20_paragraph">There are several ways to describe what happens when we capture and translate the framework's output of ops into an nGraph graph. Fusion is the term we shall use in our documentation; the action also can be described as: <text:span text:style-name="T1">combining</text:span>, <text:span text:style-name="T1">folding</text:span>, <text:span text:style-name="T1">squashing</text:span>, <text:span text:style-name="T1">collapsing</text:span>, or <text:span text:style-name="T1">merging</text:span> of graph functions.</text:p>
      <text:p text:style-name="Text_20_body">Optimization passes may include algebraic simplifications, domain-specific simplifications, and fusion. Most passes share the same mode of operation (or the same operational structure) and consist of various stages (each one a step) where a developer can experiment with the intercepted or dynamic graph. These steps may be cycled or recycled as needed:</text:p>
      <text:list text:style-name="L1">
        <text:list-item>
          <text:p text:style-name="P1">Locate a list of potentially-transformable subgraphs in the given graph.</text:p>
        </text:list-item>
        <text:list-item>
          <text:p text:style-name="P1">Transform the selected candidates into semantically-equivalent subgraphs that execute faster, or with less memory (or both).</text:p>
        </text:list-item>
        <text:list-item>
          <text:p text:style-name="P1">Verify that the optimization pass performs correctly, with any or all expected transformations, with the <text:span text:style-name="Source_Text">NGRAPH_SERIALIZE_TRACING</text:span> option, which serializes a graph in the json format after a pass.</text:p>
        </text:list-item>
        <text:list-item>
          <text:p text:style-name="P1">Measure and evaluate your performance improvements with <text:span text:style-name="Source_Text">NGRAPH_CPU_TRACING</text:span>, which produces timelines compatible with <text:span text:style-name="Source_Text">chrome://tracing</text:span>.</text:p>
        </text:list-item>
      </text:list>
      <text:p text:style-name="First_20_paragraph">Optimizations can be experimented upon without using any backend by registering a pass with pass manager (<text:span text:style-name="Source_Text">Manager</text:span>), calling <text:span text:style-name="Source_Text">run_passes</text:span> on a function, and then inspecting the transformed graph.</text:p>
      <text:p text:style-name="Text_20_body">Optimization passes can be programmed ahead of time if you know or can predict what your graph will look like when it's ready to be executed (in other words: which ops can be automatically translated into nGraph Core ops &lt;../../ops/index&gt;).</text:p>
      <text:p text:style-name="Text_20_body">The <text:span text:style-name="Source_Text">Interpreter</text:span> is simply a backend providing reference implementations of ngraph ops in C++, with the focus on simplicity over performance.</text:p>
      <text:h text:style-name="Heading_20_2" text:outline-level="2">Example</text:h>
      <text:p text:style-name="First_20_paragraph">Let us first consider a simple example. A user would like to execute a graph that describes the following arithmetic expression:</text:p>
      <text:p text:style-name="Text_20_body"><draw:frame draw:style-name="fr1" text:anchor-type="as-char"><draw:object xlink:href="Formula-0/" xlink:type="simple" xlink:show="embed" xlink:actuate="onLoad"/></draw:frame> or <draw:frame draw:style-name="fr1" text:anchor-type="as-char"><draw:object xlink:href="Formula-2/" xlink:type="simple" xlink:show="embed" xlink:actuate="onLoad"/></draw:frame></text:p>
      <text:p text:style-name="Text_20_body">In the above expressions, 1 is an identity element; any element multiplied by the identity element is equal to itself. In other words, the original expression <draw:frame draw:style-name="fr1" text:anchor-type="as-char"><draw:object xlink:href="Formula-4/" xlink:type="simple" xlink:show="embed" xlink:actuate="onLoad"/></draw:frame> is exactly equivalent to the expression <draw:frame draw:style-name="fr1" text:anchor-type="as-char"><draw:object xlink:href="Formula-6/" xlink:type="simple" xlink:show="embed" xlink:actuate="onLoad"/></draw:frame>, so we can eliminate this extra multiplication step.</text:p>
      <text:p text:style-name="Text_20_body">The writer of an optimization pass which uses algebraic simplification would probably want to first <text:span text:style-name="Source_Text">locate</text:span> all multiplication expressions where multiplicands are multiplied by 1 (for stage 1) and to then <text:span text:style-name="Source_Text">replace</text:span>, those expressions with just their multiplicands (for stage 2).</text:p>
      <text:p text:style-name="Text_20_body">To make the work of an optimization pass writer easier, the nGraph Library includes facilities that enable the <text:span text:style-name="T1">finding</text:span> of relevant candidates using pattern matching (via <text:span text:style-name="Source_Text">pattern/matcher.hpp</text:span>), and the <text:span text:style-name="T1">transforming</text:span> of the original graph into an optimized version (via <text:span text:style-name="Source_Text">pass/graph_rewrite.hp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ttern Matcher</dc:title>
  </office:meta>
</office:document-meta>
</file>

<file path=Formula-0/content.xml><?xml version="1.0" encoding="utf-8"?>
<math xmlns="http://www.w3.org/1998/Math/MathML" display="inline">
  <mrow>
    <mi>a</mi>
    <mo>+</mo>
    <mi>b</mi>
    <mo>*</mo>
    <mn>1</mn>
  </mrow>
</math>
</file>

<file path=Formula-2/content.xml><?xml version="1.0" encoding="utf-8"?>
<math xmlns="http://www.w3.org/1998/Math/MathML" display="inline">
  <mrow>
    <mi>A</mi>
    <mi>d</mi>
    <mi>d</mi>
    <mo stretchy="false" form="prefix">(</mo>
    <mi>a</mi>
    <mo>,</mo>
    <mi>M</mi>
    <mi>u</mi>
    <mi>l</mi>
    <mo stretchy="false" form="prefix">(</mo>
    <mi>b</mi>
    <mo>,</mo>
    <mn>1</mn>
    <mo stretchy="false" form="postfix">)</mo>
    <mo stretchy="false" form="postfix">)</mo>
  </mrow>
</math>
</file>

<file path=Formula-4/content.xml><?xml version="1.0" encoding="utf-8"?>
<math xmlns="http://www.w3.org/1998/Math/MathML" display="inline">
  <mrow>
    <mi>a</mi>
    <mo>+</mo>
    <mi>b</mi>
    <mo>*</mo>
    <mn>1</mn>
  </mrow>
</math>
</file>

<file path=Formula-6/content.xml><?xml version="1.0" encoding="utf-8"?>
<math xmlns="http://www.w3.org/1998/Math/MathML" display="inline">
  <mrow>
    <mi>a</mi>
    <mo>+</mo>
    <mi>b</mi>
  </mrow>
</math>
</file>